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7.717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iveau</text:p>
          </table:table-cell>
          <table:table-cell office:value-type="string">
            <text:p>Anforderung</text:p>
          </table:table-cell>
          <table:table-cell office:value-type="string">
            <text:p>Lern und Arbeitsbereich</text:p>
          </table:table-cell>
          <table:table-cell office:value-type="string">
            <text:p>Erfüllu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infach</text:p>
          </table:table-cell>
          <table:table-cell office:value-type="string">
            <text:p>überschaubar, stabil strukturiert</text:p>
          </table:table-cell>
          <table:table-cell office:value-type="string">
            <text:p>unter Anleitu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undlegend</text:p>
          </table:table-cell>
          <table:table-cell office:value-type="string">
            <text:p>überschaubar, stabil strukturiert</text:p>
          </table:table-cell>
          <table:table-cell office:value-type="string">
            <text:p>Weitgehend unter Anleitun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chlich</text:p>
          </table:table-cell>
          <table:table-cell office:value-type="string">
            <text:p>noch überschaubar, zum Teil offen strukturiert</text:p>
          </table:table-cell>
          <table:table-cell office:value-type="string">
            <text:p>selbständi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achlich</text:p>
          </table:table-cell>
          <table:table-cell office:value-type="string">
            <text:p>umfassend, sich verändernd</text:p>
          </table:table-cell>
          <table:table-cell office:value-type="string">
            <text:p>selbständige Planung und Bearbeitu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mfassend fachlich</text:p>
          </table:table-cell>
          <table:table-cell office:value-type="string">
            <text:p>komplex, spezialisiert, sich verändernd</text:p>
          </table:table-cell>
          <table:table-cell office:value-type="string">
            <text:p>selbständige Planung und Bearbeitun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ilweise wissenschaftlich</text:p>
          </table:table-cell>
          <table:table-cell office:value-type="string">
            <text:p>komplex und sich häufig verändernd</text:p>
          </table:table-cell>
          <table:table-cell office:value-type="string">
            <text:p>eigenverantwortliche Prozesssteuerun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ssenschaftlich</text:p>
          </table:table-cell>
          <table:table-cell office:value-type="string">
            <text:p>häufige unvorhersehbare Veränderungen</text:p>
          </table:table-cell>
          <table:table-cell office:value-type="string">
            <text:p>eigenverantwortliche Prozesssteuerun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ssenschaftlich</text:p>
          </table:table-cell>
          <table:table-cell office:value-type="string">
            <text:p>Neuartig und unklar</text:p>
          </table:table-cell>
          <table:table-cell office:value-type="string">
            <text:p>Gewinnung von Forschungserkenntnissen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.09.2014</text:date>, <text:time>11:1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30T10:30:46.78</meta:creation-date>
    <meta:editing-duration>PT23M11S</meta:editing-duration>
    <meta:editing-cycles>2</meta:editing-cycles>
    <meta:generator>OpenOffice.org/3.3$Win32 OpenOffice.org_project/330m20$Build-9567</meta:generator>
    <meta:initial-creator>Jirka Dell'Oro-Friedl</meta:initial-creator>
    <dc:date>2014-09-30T11:15:11.87</dc:date>
    <dc:creator>Jirka Dell'Oro-Friedl</dc:creator>
    <meta:document-statistic meta:table-count="3" meta:cell-count="36" meta:object-count="0"/>
  </office:meta>
</office:document-meta>
</file>